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1563in" fo:margin-left="0.5458in" table:align="left"/>
    </style:style>
    <style:style style:name="Table2.A" style:family="table-column">
      <style:table-column-properties style:column-width="1.1667in"/>
    </style:style>
    <style:style style:name="Table2.B" style:family="table-column">
      <style:table-column-properties style:column-width="0.9688in"/>
    </style:style>
    <style:style style:name="Table2.C" style:family="table-column">
      <style:table-column-properties style:column-width="0.7396in"/>
    </style:style>
    <style:style style:name="Table2.D" style:family="table-column">
      <style:table-column-properties style:column-width="1.9375in"/>
    </style:style>
    <style:style style:name="Table2.E" style:family="table-column">
      <style:table-column-properties style:column-width="1.3438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complex="Google Sans Text" loext:padding="0in" loext:border="none"/>
    </style:style>
    <style:style style:name="P2" style:family="paragraph" style:parent-style-name="Text_20_body">
      <style:paragraph-properties fo:margin-left="0in" fo:margin-right="0in" fo:line-height="114%" fo:text-indent="0in" style:auto-text-indent="false"/>
      <style:text-properties fo:color="#1b1c1d" loext:opacity="100%" style:font-name-complex="Google Sans Text"/>
    </style:style>
    <style:style style:name="P3" style:family="paragraph" style:parent-style-name="Text_20_body">
      <style:paragraph-properties fo:margin-left="0in" fo:margin-right="0in" fo:line-height="114%" fo:text-indent="0in" style:auto-text-indent="false"/>
      <style:text-properties fo:color="#1b1c1d" loext:opacity="100%" officeooo:paragraph-rsid="001035be" style:font-name-complex="Google Sans Text"/>
    </style:style>
    <style:style style:name="P4" style:family="paragraph" style:parent-style-name="Text_20_body">
      <style:paragraph-properties fo:line-height="114%"/>
      <style:text-properties fo:color="#1b1c1d" loext:opacity="100%" style:font-name-complex="Google Sans Text"/>
    </style:style>
    <style:style style:name="P5" style:family="paragraph" style:parent-style-name="Text_20_body" style:list-style-name="L1">
      <style:paragraph-properties fo:line-height="114%"/>
      <style:text-properties fo:color="#1b1c1d" loext:opacity="100%" style:font-name-complex="Google Sans Text"/>
    </style:style>
    <style:style style:name="P6" style:family="paragraph" style:parent-style-name="Text_20_body" style:list-style-name="L1">
      <style:paragraph-properties fo:line-height="114%"/>
      <style:text-properties fo:color="#1b1c1d" loext:opacity="100%" officeooo:paragraph-rsid="0011ad82" style:font-name-complex="Google Sans Text"/>
    </style:style>
    <style:style style:name="P7" style:family="paragraph" style:parent-style-name="Text_20_body" style:list-style-name="L1">
      <style:paragraph-properties fo:line-height="114%"/>
      <style:text-properties fo:color="#1b1c1d" loext:opacity="100%" officeooo:paragraph-rsid="001035be" style:font-name-complex="Google Sans Text"/>
    </style:style>
    <style:style style:name="P8" style:family="paragraph" style:parent-style-name="Text_20_body" style:list-style-name="L1">
      <style:paragraph-properties fo:line-height="114%"/>
      <style:text-properties fo:color="#1b1c1d" loext:opacity="100%" officeooo:paragraph-rsid="000e8465" style:font-name-complex="Google Sans Text"/>
    </style:style>
    <style:style style:name="P9" style:family="paragraph" style:parent-style-name="Text_20_body" style:list-style-name="L1">
      <style:paragraph-properties fo:margin-left="0in" fo:margin-right="0in" fo:line-height="114%" fo:text-indent="0in" style:auto-text-indent="false"/>
      <style:text-properties fo:color="#1b1c1d" loext:opacity="100%" officeooo:paragraph-rsid="001035be" style:font-name-complex="Google Sans Text"/>
    </style:style>
    <style:style style:name="P10" style:family="paragraph" style:parent-style-name="Table_20_Contents">
      <style:paragraph-properties fo:margin-top="0in" fo:margin-bottom="0.1965in" style:contextual-spacing="false" fo:line-height="114%" fo:orphans="2" fo:widows="2"/>
      <style:text-properties fo:color="#1b1c1d" loext:opacity="100%" fo:font-size="10pt" style:font-size-asian="10pt" style:font-name-complex="Google Sans Text" style:font-size-complex="10pt"/>
    </style:style>
    <style:style style:name="P11" style:family="paragraph" style:parent-style-name="Table_20_Contents">
      <style:text-properties fo:font-size="10pt" officeooo:rsid="000e8465" officeooo:paragraph-rsid="000e8465" style:font-size-asian="10pt" style:font-size-complex="10pt"/>
    </style:style>
    <style:style style:name="P12" style:family="paragraph" style:parent-style-name="Table_20_Contents">
      <style:text-properties fo:font-size="10pt" officeooo:rsid="001035be" officeooo:paragraph-rsid="001035be" style:font-size-asian="10pt" style:font-size-complex="10pt"/>
    </style:style>
    <style:style style:name="P13" style:family="paragraph" style:parent-style-name="Text_20_body" style:list-style-name="L2">
      <style:paragraph-properties fo:line-height="114%"/>
      <style:text-properties fo:color="#1b1c1d" loext:opacity="100%" style:font-name-complex="Google Sans Text" style:font-weight-complex="bold"/>
    </style:style>
    <style:style style:name="P14" style:family="paragraph" style:parent-style-name="Text_20_body" style:list-style-name="L2">
      <style:paragraph-properties fo:line-height="114%"/>
      <style:text-properties fo:color="#1b1c1d" loext:opacity="100%" style:font-name-complex="Google Sans Text"/>
    </style:style>
    <style:style style:name="P15" style:family="paragraph" style:parent-style-name="Text_20_body">
      <style:paragraph-properties fo:margin-left="0in" fo:margin-right="0in" fo:line-height="114%" fo:text-align="end" style:justify-single-word="false" fo:text-indent="0in" style:auto-text-indent="false"/>
      <style:text-properties fo:color="#1b1c1d" loext:opacity="100%" style:font-name-complex="Google Sans Text"/>
    </style:style>
    <style:style style:name="P16" style:family="paragraph" style:parent-style-name="Text_20_body">
      <style:paragraph-properties fo:line-height="114%" fo:text-align="end" style:justify-single-word="false"/>
      <style:text-properties officeooo:paragraph-rsid="0011ad82"/>
    </style:style>
    <style:style style:name="T1" style:family="text">
      <style:text-properties style:font-weight-complex="bold"/>
    </style:style>
    <style:style style:name="T2" style:family="text">
      <style:text-properties fo:font-weight="bold"/>
    </style:style>
    <style:style style:name="T3" style:family="text">
      <style:text-properties fo:font-weight="bold" officeooo:rsid="000e8465"/>
    </style:style>
    <style:style style:name="T4" style:family="text">
      <style:text-properties fo:font-weight="bold" officeooo:rsid="0011ad82"/>
    </style:style>
    <style:style style:name="T5" style:family="text">
      <style:text-properties fo:font-weight="bold" officeooo:rsid="001035be"/>
    </style:style>
    <style:style style:name="T6" style:family="text">
      <style:text-properties officeooo:rsid="000e8465"/>
    </style:style>
    <style:style style:name="T7" style:family="text">
      <style:text-properties officeooo:rsid="0011ad82"/>
    </style:style>
    <style:style style:name="T8" style:family="text">
      <style:text-properties fo:color="#1b1c1d" loext:opacity="100%" fo:font-weight="bold" officeooo:rsid="0011ad82" style:font-name-complex="Google Sans 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বরাবর, </text:p>
      <text:p text:style-name="P2">মানব সম্পদ ও প্রশাসনিক বিভাগ </text:p>
      <text:p text:style-name="P2">ভেনচুরা লেদারওয়ার ম্যানুফেকচারিং (বিডি) লিমিটেড </text:p>
      <text:p text:style-name="P2">উত্তরা ই.পি.জেড, সংগলশী, নীলফামারী। </text:p>
      <text:p text:style-name="P2"><text:span text:style-name="T1">বিষয়</text:span><text:span text:style-name="T2">:</text:span> "হেল্পার" পদের জন্য আবেদন। </text:p>
      <text:p text:style-name="P3"><text:span text:style-name="T1">জনাব</text:span><text:span text:style-name="T2">,</text:span> </text:p>
      <text:p text:style-name="P3">সম্মান প্রদর্শন পূর্বক নিবেদন এই যে, আমি নিম্ন স্বাক্ষর কারি বিশ্বস্থ সূত্রে জানতে পারলাম যে, আপনার প্রতিষ্ঠানে শিক্ষানবিস কর্মী পদের জন্য লোক নিয়োগ করা হবে। আমি উক্ত পদের জন্য একজন অক্রগ্রহী প্রার্থী/প্রার্থীনী হিসেবে নিম্নে আমার যাবতীয় তথ্যাদি আপনার সুবিবেচনার জন্য পেশ করিলাম। </text:p>
      <text:p text:style-name="P4"><text:span text:style-name="T1">ব্যক্তিগত তথ্যাবলী</text:span><text:span text:style-name="T2">:</text:span></text:p>
      <text:list text:style-name="L1">
        <text:list-item>
          <text:p text:style-name="P5"><text:span text:style-name="T1">নাম</text:span><text:span text:style-name="T2">: </text:span><text:span text:style-name="T3"><text:s/></text:span><text:span text:style-name="T4">শ্রী অজয় কুমার কৌশিক </text:span><text:span text:style-name="T3"><text:s/></text:span></text:p>
        </text:list-item>
        <text:list-item>
          <text:p text:style-name="P6"><text:span text:style-name="T1">পিতার নাম</text:span><text:span text:style-name="T2">: </text:span><text:span text:style-name="T4">শ্রী করুনা রায় </text:span><text:span text:style-name="T3"><text:s/></text:span></text:p>
        </text:list-item>
        <text:list-item>
          <text:p text:style-name="P6"><text:span text:style-name="T1">মাতার নাম</text:span><text:span text:style-name="T2">: </text:span><text:span text:style-name="T4">শ্রী রত্না রানী </text:span></text:p>
        </text:list-item>
        <text:list-item>
          <text:p text:style-name="P7"><text:span text:style-name="T1">স্থায়ী ঠিকানা</text:span><text:span text:style-name="T2">: </text:span><text:span text:style-name="T5"><text:s/></text:span>গ্রাম: <text:span text:style-name="T6">কানিয়াল খাতা <text:s text:c="14"/><text:tab/><text:tab/> <text:s text:c="2"/></text:span>ডাকঘর: <text:span text:style-name="T6">কানিয়াল খাতা <text:s/></text:span></text:p>
          <text:list>
            <text:list-item>
              <text:list>
                <text:list-header>
                  <text:p text:style-name="P7"><text:s text:c="3"/>থানা: <text:span text:style-name="T6">নীলফামারী </text:span><text:tab/><text:tab/><text:tab/><text:tab/> <text:s text:c="5"/>জেলা:<text:span text:style-name="T6">নীলফামারী <text:s/></text:span></text:p>
                </text:list-header>
              </text:list>
            </text:list-item>
          </text:list>
        </text:list-item>
        <text:list-item>
          <text:p text:style-name="P7"><text:span text:style-name="T1">বর্তমান ঠিকানা</text:span><text:span text:style-name="T2">: </text:span>গ্রাম: <text:span text:style-name="T6">কানিয়াল খাতা <text:s text:c="14"/><text:tab/><text:tab/> <text:s text:c="2"/></text:span>ডাকঘর: <text:span text:style-name="T6">কানিয়াল খাতা <text:s text:c="4"/></text:span></text:p>
          <text:list>
            <text:list-header>
              <text:p text:style-name="P8"><text:s text:c="15"/>থানা: <text:span text:style-name="T6">নীলফামারী </text:span><text:tab/><text:tab/><text:tab/><text:tab/> <text:s text:c="5"/>জেলা:<text:span text:style-name="T6">নীলফামারী <text:s/></text:span></text:p>
            </text:list-header>
          </text:list>
        </text:list-item>
        <text:list-item>
          <text:p text:style-name="P5"><text:span text:style-name="T1">জাতীয়তা</text:span><text:span text:style-name="T2">: </text:span><text:span text:style-name="T3">বাংলাদেশী </text:span></text:p>
        </text:list-item>
        <text:list-item>
          <text:p text:style-name="P5"><text:span text:style-name="T1">জন্ম তারিখ</text:span><text:span text:style-name="T2">: </text:span><text:span text:style-name="T4">১২</text:span><text:span text:style-name="T3">/</text:span><text:span text:style-name="T4">০৪</text:span><text:span text:style-name="T3">/২০০৪ </text:span></text:p>
        </text:list-item>
        <text:list-item>
          <text:p text:style-name="P5"><text:span text:style-name="T1">বয়স</text:span><text:span text:style-name="T2">: </text:span><text:span text:style-name="T3">২১ <text:s/>বছর </text:span></text:p>
        </text:list-item>
        <text:list-item>
          <text:p text:style-name="P5"><text:span text:style-name="T1">ধর্ম</text:span><text:span text:style-name="T2">: </text:span><text:span text:style-name="T3">সনাতন </text:span></text:p>
        </text:list-item>
        <text:list-item>
          <text:p text:style-name="P5"><text:span text:style-name="T1">বৈবাহিক অবস্থা</text:span><text:span text:style-name="T2">: </text:span><text:span text:style-name="T3">অবিবাহিত </text:span></text:p>
        </text:list-item>
        <text:list-item>
          <text:p text:style-name="P5"><text:span text:style-name="T1">রক্তের গ্রুপ</text:span><text:span text:style-name="T2">: </text:span><text:span text:style-name="T4">ও পজেটিভ ( O+)</text:span></text:p>
        </text:list-item>
        <text:list-item>
          <text:p text:style-name="P9"><text:span text:style-name="T1">শিক্ষাগত যোগ্যতা</text:span><text:span text:style-name="T2">:</text:span> <text:s text:c="2"/></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পরিক্ষার নাম</text:p>
          </table:table-cell>
          <table:table-cell table:style-name="Table2.A1" office:value-type="string">
            <text:p text:style-name="P10">বিভাগ</text:p>
          </table:table-cell>
          <table:table-cell table:style-name="Table2.A1" office:value-type="string">
            <text:p text:style-name="P10">পাশের সন</text:p>
          </table:table-cell>
          <table:table-cell table:style-name="Table2.A1" office:value-type="string">
            <text:p text:style-name="P10">গ্রেড/ফলাফল</text:p>
          </table:table-cell>
          <table:table-cell table:style-name="Table2.E1" office:value-type="string">
            <text:p text:style-name="P10">বোর্ড/বিশ্ববিদ্যালয়</text:p>
          </table:table-cell>
        </table:table-row>
        <table:table-row>
          <table:table-cell table:style-name="Table2.A2" office:value-type="string">
            <text:p text:style-name="P11">এসএসসি </text:p>
          </table:table-cell>
          <table:table-cell table:style-name="Table2.A2" office:value-type="string">
            <text:p text:style-name="P12">মানবিক</text:p>
          </table:table-cell>
          <table:table-cell table:style-name="Table2.A2" office:value-type="string">
            <text:p text:style-name="P12">২০২<text:span text:style-name="T7">৪</text:span></text:p>
          </table:table-cell>
          <table:table-cell table:style-name="Table2.A2" office:value-type="string">
            <text:p text:style-name="P12">২.<text:span text:style-name="T7">৩৯</text:span></text:p>
          </table:table-cell>
          <table:table-cell table:style-name="Table2.E2" office:value-type="string">
            <text:p text:style-name="P12">দিনাজপুর </text:p>
          </table:table-cell>
        </table:table-row>
      </table:table>
      <text:list text:style-name="L2">
        <text:list-header>
          <text:p text:style-name="P13"/>
        </text:list-header>
        <text:list-item>
          <text:p text:style-name="P14"><text:span text:style-name="T1">মোবাইল নং</text:span><text:span text:style-name="T2">:</text:span><text:span text:style-name="T5">০১</text:span><text:span text:style-name="T4">৩১৬০৬৮৩৭৩</text:span></text:p>
        </text:list-item>
        <text:list-item>
          <text:p text:style-name="P14"><text:span text:style-name="T1">জাতীয় পরিচয় পত্র নং</text:span><text:span text:style-name="T2">: </text:span><text:span text:style-name="T4">৫১১৭০১৮০৪৩</text:span></text:p>
        </text:list-item>
        <text:list-item>
          <text:p text:style-name="P14"><text:span text:style-name="T1">অভিজ্ঞতা</text:span><text:span text:style-name="T2">: </text:span><text:span text:style-name="T5">নেই </text:span></text:p>
        </text:list-item>
      </text:list>
      <text:p text:style-name="P15"><text:span text:style-name="T1">নিবেদক</text:span> <text:s text:c="10"/></text:p>
      <text:p text:style-name="P16"><text:span text:style-name="T8">শ্রী অজয় কুমার কৌশিক</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8:00:14.002348900</meta:creation-date>
    <meta:print-date>2025-06-27T18:23:31.580098900</meta:print-date>
    <dc:date>2025-06-27T21:01:23.036680600</dc:date>
    <meta:editing-duration>PT11M52S</meta:editing-duration>
    <meta:editing-cycles>2</meta:editing-cycles>
    <meta:generator>LibreOffice/25.2.4.3$Windows_X86_64 LibreOffice_project/33e196637044ead23f5c3226cde09b47731f7e27</meta:generator>
    <meta:document-statistic meta:table-count="1" meta:image-count="0" meta:object-count="0" meta:page-count="1" meta:paragraph-count="38" meta:word-count="167" meta:character-count="789" meta:non-whitespace-character-count="553"/>
  </office:meta>
</office:document-meta>
</file>